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August 10, 2021 (08:54: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55:03Z</meta:creation-date>
    <dc:date>2021-08-11T00:55:03Z</dc:date>
    <meta:user-defined meta:name="date" meta:value-type="string">August  10, 2021 (08:54: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